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Arial2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6.809cm" fo:min-width="27.137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7cm" fo:min-width="27.137cm"/>
    </style:style>
    <style:style style:name="gr3" style:family="graphic" style:parent-style-name="standard">
      <style:graphic-properties draw:textarea-horizontal-align="justify" draw:textarea-vertical-align="middle" draw:auto-grow-height="false" fo:min-height="2.04cm" fo:min-width="5.476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306cm" fo:min-width="9.438cm"/>
      <style:paragraph-properties style:writing-mode="lr-tb"/>
    </style:style>
    <style:style style:name="gr5" style:family="graphic" style:parent-style-name="standard">
      <style:graphic-properties draw:fill-color="#ff8000" fo:min-height="0cm" fo:min-width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849cm" fo:min-width="10.1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13cm" fo:min-width="7.73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fill-color="#800080" draw:textarea-horizontal-align="justify" draw:textarea-vertical-align="middle" draw:auto-grow-height="false" fo:min-height="1.276cm" fo:min-width="3.235cm"/>
      <style:paragraph-properties style:writing-mode="lr-tb"/>
    </style:style>
    <style:style style:name="gr19" style:family="graphic" style:parent-style-name="standard">
      <style:graphic-properties draw:fill-color="#800080" draw:textarea-horizontal-align="justify" draw:textarea-vertical-align="middle" draw:auto-grow-height="false" fo:min-height="1.276cm" fo:min-width="3.234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4cm" fo:min-width="27.25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standard">
      <style:graphic-properties draw:fill-color="#800080" draw:textarea-horizontal-align="justify" draw:textarea-vertical-align="middle" draw:auto-grow-height="false" fo:min-height="1.5cm" fo:min-width="3.5cm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8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3.723cm" fo:min-width="4.75cm"/>
      <style:paragraph-properties style:writing-mode="lr-tb"/>
    </style:style>
    <style:style style:name="gr27" style:family="graphic" style:parent-style-name="standard">
      <style:graphic-properties draw:stroke="none" draw:fill="none" fo:min-height="1.025cm"/>
      <style:paragraph-properties style:writing-mode="lr-tb"/>
    </style:style>
    <style:style style:name="gr28" style:family="graphic" style:parent-style-name="standard" style:list-style-name="L1">
      <style:graphic-properties draw:fill-color="#8d1d75" draw:textarea-horizontal-align="justify" draw:textarea-vertical-align="middle" draw:auto-grow-height="false" fo:min-height="1.012cm" fo:min-width="1.673cm"/>
      <style:paragraph-properties style:writing-mode="lr-tb"/>
    </style:style>
    <style:style style:name="gr29" style:family="graphic" style:parent-style-name="standard" style:list-style-name="L1">
      <style:graphic-properties draw:fill-color="#729fcf" draw:textarea-horizontal-align="justify" draw:textarea-vertical-align="middle" draw:auto-grow-height="false" fo:min-height="1.012cm" fo:min-width="1.673cm"/>
      <style:paragraph-properties style:writing-mode="lr-tb"/>
    </style:style>
    <style:style style:name="gr30" style:family="graphic" style:parent-style-name="standard" style:list-style-name="L1">
      <style:graphic-properties draw:fill-color="#b4c7dc" draw:textarea-horizontal-align="justify" draw:textarea-vertical-align="middle" draw:auto-grow-height="false" fo:min-height="1.012cm" fo:min-width="1.672cm"/>
      <style:paragraph-properties style:writing-mode="lr-tb"/>
    </style:style>
    <style:style style:name="gr31" style:family="graphic" style:parent-style-name="standard" style:list-style-name="L1">
      <style:graphic-properties draw:fill-color="#ff8000" draw:textarea-horizontal-align="justify" draw:textarea-vertical-align="middle" draw:auto-grow-height="false" fo:min-height="1.012cm" fo:min-width="1.672cm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1.27cm" fo:margin-right="0cm" fo:text-align="start" fo:text-indent="-0.635cm" style:writing-mode="lr-tb"/>
    </style:style>
    <style:style style:name="P4" style:family="paragraph">
      <loext:graphic-properties draw:fill-color="#729fcf"/>
      <style:paragraph-properties fo:margin-left="1.27cm" fo:margin-right="0cm" fo:text-align="start" fo:text-indent="-0.635cm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8000"/>
      <style:paragraph-properties style:writing-mode="lr-tb"/>
    </style:style>
    <style:style style:name="P7" style:family="paragraph">
      <style:paragraph-properties fo:margin-left="1.27cm" fo:margin-right="0cm" fo:margin-top="0cm" fo:margin-bottom="0cm" fo:line-height="100%" fo:text-align="center" fo:text-indent="-0.635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.27cm" fo:margin-right="0cm" fo:text-align="center" fo:text-indent="-0.635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11" style:family="paragraph">
      <loext:graphic-properties draw:fill-color="#800080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3pt" style:font-size-asian="13pt" style:font-size-complex="13pt"/>
    </style:style>
    <style:style style:name="P17" style:family="paragraph">
      <loext:graphic-properties draw:fill-color="#8d1d75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3pt" style:font-size-asian="13pt" style:font-size-complex="13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0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21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37cm" svg:height="7.059cm" svg:x="1.013cm" svg:y="12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637cm" svg:height="7.25cm" svg:x="1.063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976cm" svg:height="2.29cm" svg:x="2.5cm" svg:y="7.25cm">
          <text:p text:style-name="P2">Get all unique SDG disaggregation column n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9.938cm" svg:height="2.556cm" svg:x="9.75cm" svg:y="6.944cm">
          <text:p text:style-name="P3"><text:span text:style-name="T1">Manually match SDG column names with SDMX concepts found in </text:span><text:span text:style-name="T1"><text:a xlink:href="https://unstats.un.org/sdgs/files/SDG_DSD_MATRIX.1.4.xlsm" xlink:type="simple">Global DSD</text:a></text:span><text:span text:style-name="T1">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5.721cm" svg:height="1.673cm" svg:x="21.779cm" svg:y="7.5cm">
          <text:p text:style-name="P5">Import the manual mappings Exc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4" draw:id="id4" draw:layer="layout" svg:width="10.65cm" svg:height="2.099cm" svg:x="14.25cm" svg:y="10.25cm">
          <text:p text:style-name="P7"><text:span text:style-name="T1">Put all the SDMX equivalents to the SDG column names in <text:s/>“sdmx_col_nm” colum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8.476cm" svg:y1="8.395cm" svg:x2="9.75cm" svg:y2="8.222cm" draw:start-shape="id1" draw:start-glue-point="7" draw:end-shape="id2" draw:end-glue-point="5" svg:d="M8476 8395h637v-173h637" svg:viewBox="0 0 1275 174">
          <text:p/>
        </draw:connector>
        <draw:connector draw:style-name="gr8" draw:text-style-name="P8" draw:layer="layout" svg:x1="24.64cm" svg:y1="9.173cm" svg:x2="24.9cm" svg:y2="11.3cm" draw:start-shape="id3" draw:start-glue-point="6" draw:end-shape="id4" draw:end-glue-point="7" svg:d="M24640 9173v538h762v1589h-502" svg:viewBox="0 0 763 2128">
          <text:p/>
        </draw:connector>
        <draw:custom-shape draw:style-name="gr9" draw:text-style-name="P5" xml:id="id5" draw:id="id5" draw:layer="layout" svg:width="9.688cm" svg:height="2.384cm" svg:x="1.312cm" svg:y="14.689cm">
          <text:p text:style-name="P5">Get SDG value disaggregations from respective disaggregation report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6" draw:id="id6" draw:layer="layout" svg:width="8.23cm" svg:height="1.363cm" svg:x="12.52cm" svg:y="15.2cm">
          <text:p text:style-name="P9">Download the <text:a xlink:href="https://unstats.un.org/sdgs/files/SDG_DSD_MATRIX.1.4.xlsm" xlink:type="simple">Global DSD</text:a>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7" draw:id="id7" draw:layer="layout" svg:width="5.322cm" svg:height="3.095cm" svg:x="22.178cm" svg:y="14.289cm">
          <text:p text:style-name="P5">Get all potential values for each column (from a tab in the DS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8" draw:id="id8" draw:layer="layout" svg:width="5.573cm" svg:height="1.673cm" svg:x="22.177cm" svg:y="17.939cm">
          <text:p text:style-name="P5">Present the best options to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9" draw:id="id9" draw:layer="layout" svg:width="6.243cm" svg:height="1.673cm" svg:x="14.757cm" svg:y="17.58cm">
          <text:p text:style-name="P5">Let user choose best o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10" draw:id="id10" draw:layer="layout" svg:width="8.217cm" svg:height="2.384cm" svg:x="5.793cm" svg:y="17.598cm">
          <text:p text:style-name="P5">Insert chosen option into dataframe under "sdmx_code"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svg:x1="11cm" svg:y1="15.881cm" svg:x2="12.52cm" svg:y2="15.882cm" draw:start-shape="id5" draw:start-glue-point="7" draw:end-shape="id6" draw:end-glue-point="5" svg:d="M11000 15881h761v1h759" svg:viewBox="0 0 1521 2">
          <text:p/>
        </draw:connector>
        <draw:connector draw:style-name="gr12" draw:text-style-name="P8" draw:layer="layout" svg:x1="20.75cm" svg:y1="15.882cm" svg:x2="22.178cm" svg:y2="15.837cm" draw:start-shape="id6" draw:start-glue-point="7" draw:end-shape="id7" draw:end-glue-point="5" svg:d="M20750 15882h715v-45h713" svg:viewBox="0 0 1429 46">
          <text:p/>
        </draw:connector>
        <draw:connector draw:style-name="gr13" draw:text-style-name="P8" draw:layer="layout" svg:x1="24.839cm" svg:y1="17.384cm" svg:x2="24.964cm" svg:y2="17.939cm" draw:start-shape="id7" draw:start-glue-point="6" draw:end-shape="id8" draw:end-glue-point="4" svg:d="M24839 17384v277h125v278" svg:viewBox="0 0 126 556">
          <text:p/>
        </draw:connector>
        <draw:connector draw:style-name="gr14" draw:text-style-name="P8" draw:layer="layout" svg:x1="22.177cm" svg:y1="18.776cm" svg:x2="21cm" svg:y2="18.417cm" draw:start-shape="id8" draw:start-glue-point="5" draw:end-shape="id9" draw:end-glue-point="7" svg:d="M22177 18776h-589v-359h-588" svg:viewBox="0 0 1178 360">
          <text:p/>
        </draw:connector>
        <draw:connector draw:style-name="gr15" draw:text-style-name="P8" draw:layer="layout" svg:x1="14.757cm" svg:y1="18.417cm" svg:x2="14.01cm" svg:y2="18.79cm" draw:start-shape="id9" draw:start-glue-point="5" draw:end-shape="id10" draw:end-glue-point="7" svg:d="M14757 18417h-374v373h-373" svg:viewBox="0 0 748 374">
          <text:p/>
        </draw:connector>
        <draw:frame draw:style-name="gr16" draw:text-style-name="P10" draw:layer="layout" svg:width="12.201cm" svg:height="1.352cm" svg:x="1.063cm" svg:y="5.5cm">
          <draw:text-box>
            <text:p><text:span text:style-name="T2">Column Mapping</text:span></text:p>
          </draw:text-box>
        </draw:frame>
        <draw:frame draw:style-name="gr16" draw:text-style-name="P10" draw:layer="layout" svg:width="12.201cm" svg:height="1.352cm" svg:x="1.063cm" svg:y="12.941cm">
          <draw:text-box>
            <text:p><text:span text:style-name="T2">Value Mapping</text:span></text:p>
          </draw:text-box>
        </draw:frame>
        <draw:connector draw:style-name="gr17" draw:text-style-name="P8" draw:layer="layout" draw:type="curve" svg:x1="19.575cm" svg:y1="12.349cm" svg:x2="12.516cm" svg:y2="13.122cm" draw:start-shape="id4" draw:start-glue-point="6" draw:end-shape="id11" draw:end-glue-point="7" svg:d="M19575 12349c0 516-2353 773-7059 773" svg:viewBox="0 0 7060 774">
          <text:p/>
        </draw:connector>
        <draw:custom-shape draw:style-name="gr18" draw:text-style-name="P11" xml:id="id15" draw:id="id15" draw:layer="layout" svg:width="3.735cm" svg:height="1.526cm" svg:x="1.262cm" svg:y="18.031cm">
          <text:p text:style-name="P2">Mapped Valu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1" xml:id="id11" draw:id="id11" draw:layer="layout" svg:width="3.734cm" svg:height="1.526cm" svg:x="8.782cm" svg:y="12.359cm">
          <text:p text:style-name="P2">Mapped Colum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8" draw:layer="layout" draw:type="curve" svg:x1="10.649cm" svg:y1="13.885cm" svg:x2="6.156cm" svg:y2="14.689cm" draw:start-shape="id11" draw:start-glue-point="6" draw:end-shape="id5" draw:end-glue-point="4" svg:d="M10649 13885c0 604-4493 203-4493 804" svg:viewBox="0 0 4494 805">
          <text:p/>
        </draw:connector>
        <draw:custom-shape draw:style-name="gr21" draw:text-style-name="P1" draw:layer="layout" svg:width="27.75cm" svg:height="4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xml:id="id12" draw:id="id12" draw:layer="layout" svg:width="5cm" svg:height="2cm" svg:x="1.05cm" svg:y="2.5cm">
          <text:p text:style-name="P12">Get meta data from live s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4" draw:id="id14" draw:layer="layout" svg:width="4cm" svg:height="1.75cm" svg:x="17.2cm" svg:y="3.1cm">
          <text:p text:style-name="P2">Included Indica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6.05cm" svg:y1="3.5cm" svg:x2="7cm" svg:y2="3.55cm" draw:start-shape="id12" draw:start-glue-point="7" draw:end-shape="id13" draw:end-glue-point="5" svg:d="M6050 3500h476v50h474" svg:viewBox="0 0 951 51">
          <text:p/>
        </draw:connector>
        <draw:connector draw:style-name="gr24" draw:text-style-name="P8" draw:layer="layout" svg:x1="15.5cm" svg:y1="3.55cm" svg:x2="17.2cm" svg:y2="3.975cm" draw:start-shape="id13" draw:start-glue-point="7" draw:end-shape="id14" draw:end-glue-point="5" svg:d="M15500 3550h851v425h849" svg:viewBox="0 0 1701 426">
          <text:p/>
        </draw:connector>
        <draw:custom-shape draw:style-name="gr25" draw:text-style-name="P2" xml:id="id13" draw:id="id13" draw:layer="layout" svg:width="8.5cm" svg:height="2cm" svg:x="7cm" svg:y="2.55cm">
          <text:p text:style-name="P2">Identify and eliminate indicators which meet the logic set in config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0" draw:layer="layout" svg:width="12.201cm" svg:height="1.352cm" svg:x="1cm" svg:y="1cm">
          <draw:text-box>
            <text:p><text:span text:style-name="T2">Indicator Selection</text:span></text:p>
          </draw:text-box>
        </draw:frame>
        <draw:g>
          <draw:custom-shape draw:style-name="gr26" draw:text-style-name="P14" draw:layer="layout" svg:width="5.25cm" svg:height="3.973cm" svg:x="23cm" svg:y="1.127cm">
            <text:p text:style-name="P13"><text:span text:style-name="T3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5" draw:layer="layout" svg:width="2.178cm" svg:height="1.275cm" svg:x="23.072cm" svg:y="1.1cm">
            <draw:text-box>
              <text:p><text:span text:style-name="T3">Key:</text:span></text:p>
            </draw:text-box>
          </draw:frame>
          <draw:custom-shape draw:style-name="gr28" draw:text-style-name="P17" draw:layer="layout" svg:width="2.173cm" svg:height="1.262cm" svg:x="23.253cm" svg:y="1.975cm">
            <text:p text:style-name="P16"><text:span text:style-name="T5">Resul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2.173cm" svg:height="1.262cm" svg:x="23.253cm" svg:y="3.417cm">
            <text:p text:style-name="P18"><text:span text:style-name="T4">Proces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2.172cm" svg:height="1.262cm" svg:x="25.788cm" svg:y="1.975cm">
            <text:p text:style-name="P18"><text:span text:style-name="T4">Process</text:span></text:p>
            <text:p text:style-name="P18"><text:span text:style-name="T4">Group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2.172cm" svg:height="1.262cm" svg:x="25.788cm" svg:y="3.417cm">
            <text:p text:style-name="P18"><text:span text:style-name="T4">Input</text:span></text:p>
            <draw:enhanced-geometry svg:viewBox="0 0 21600 21600" draw:type="rectangle" draw:enhanced-path="M 0 0 L 21600 0 21600 21600 0 21600 0 0 Z N"/>
          </draw:custom-shape>
        </draw:g>
        <draw:connector draw:style-name="gr32" draw:text-style-name="P8" draw:layer="layout" draw:type="curve" draw:line-skew="0.499cm" svg:x1="19.2cm" svg:y1="4.85cm" svg:x2="5.488cm" svg:y2="7.25cm" draw:start-shape="id14" draw:start-glue-point="6" draw:end-shape="id1" draw:end-glue-point="4" svg:d="M19200 4850c0 2550-13712 1350-13712 2400" svg:viewBox="0 0 13713 2401">
          <text:p/>
        </draw:connector>
        <draw:connector draw:style-name="gr33" draw:text-style-name="P8" draw:layer="layout" draw:type="curve" svg:x1="5.793cm" svg:y1="18.79cm" svg:x2="4.997cm" svg:y2="18.794cm" draw:start-shape="id10" draw:start-glue-point="5" draw:end-shape="id15" draw:end-glue-point="7" svg:d="M5793 18790c-597 0-199 4-796 4" svg:viewBox="0 0 797 5">
          <text:p/>
        </draw:connector>
        <draw:connector draw:style-name="gr34" draw:text-style-name="P8" draw:layer="layout" draw:type="curve" svg:x1="19.688cm" svg:y1="8.222cm" svg:x2="21.779cm" svg:y2="8.336cm" draw:start-shape="id2" draw:start-glue-point="7" draw:end-shape="id3" svg:d="M19688 8222c1569 0 524 114 2091 114" svg:viewBox="0 0 2092 11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Arial2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7T14:41:49.860000000</meta:creation-date>
    <dc:date>2021-06-16T15:22:55.340000000</dc:date>
    <meta:editing-duration>PT1H28M7S</meta:editing-duration>
    <meta:editing-cycles>11</meta:editing-cycles>
    <meta:generator>LibreOffice/7.1.2.2$Windows_X86_64 LibreOffice_project/8a45595d069ef5570103caea1b71cc9d82b2aae4</meta:generator>
    <meta:document-statistic meta:object-count="42"/>
  </office:meta>
</office:document-meta>
</file>